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Liberation Serif" fo:font-size="10.5pt" fo:language="ru" fo:country="RU" fo:font-weight="bold" officeooo:rsid="00117f5e" officeooo:paragraph-rsid="00117f5e" style:font-size-asian="10.5pt" style:font-weight-asian="bold" style:font-size-complex="10.5pt" style:font-weight-complex="bold"/>
    </style:style>
    <style:style style:name="P2" style:family="paragraph" style:parent-style-name="Standard">
      <style:paragraph-properties style:writing-mode="lr-tb"/>
      <style:text-properties style:font-name="Liberation Serif" fo:font-size="10.5pt" fo:language="ru" fo:country="RU" officeooo:rsid="00117f5e" officeooo:paragraph-rsid="00117f5e" style:font-size-asian="10.5pt" style:font-size-complex="10.5pt"/>
    </style:style>
    <style:style style:name="P3" style:family="paragraph" style:parent-style-name="Standard" style:list-style-name="L1">
      <style:paragraph-properties style:writing-mode="lr-tb"/>
      <style:text-properties style:font-name="Liberation Serif" fo:font-size="10.5pt" fo:language="ru" fo:country="RU" officeooo:rsid="00117f5e" officeooo:paragraph-rsid="00117f5e" style:font-size-asian="10.5pt" style:font-size-complex="10.5pt"/>
    </style:style>
    <style:style style:name="P4" style:family="paragraph" style:parent-style-name="Standard" style:list-style-name="L1">
      <style:paragraph-properties style:writing-mode="lr-tb"/>
      <style:text-properties style:font-name="Liberation Serif" fo:font-size="10.5pt" fo:language="ru" fo:country="RU" officeooo:rsid="0011a73b" officeooo:paragraph-rsid="0011a73b" style:font-size-asian="10.5pt" style:font-size-complex="10.5pt"/>
    </style:style>
    <style:style style:name="P5" style:family="paragraph" style:parent-style-name="Standard" style:list-style-name="L2">
      <style:paragraph-properties style:writing-mode="lr-tb"/>
      <style:text-properties style:font-name="Liberation Serif" fo:font-size="10.5pt" fo:language="ru" fo:country="RU" officeooo:rsid="0011a73b" officeooo:paragraph-rsid="0011a73b" style:font-size-asian="10.5pt" style:font-size-complex="10.5pt"/>
    </style:style>
    <style:style style:name="P6" style:family="paragraph" style:parent-style-name="Standard">
      <style:paragraph-properties style:writing-mode="lr-tb"/>
      <style:text-properties style:font-name="Liberation Serif" fo:font-size="10.5pt" fo:language="ru" fo:country="RU" officeooo:rsid="0011a73b" officeooo:paragraph-rsid="0011a73b" style:font-size-asian="10.5pt" style:font-size-complex="10.5pt"/>
    </style:style>
    <style:style style:name="P7" style:family="paragraph" style:parent-style-name="Standard" style:list-style-name="L3">
      <style:paragraph-properties style:writing-mode="lr-tb"/>
      <style:text-properties style:font-name="Liberation Serif" fo:font-size="10.5pt" fo:language="ru" fo:country="RU" officeooo:rsid="0011a73b" officeooo:paragraph-rsid="0011a73b" style:font-size-asian="10.5pt" style:font-size-complex="10.5pt"/>
    </style:style>
    <style:style style:name="P8" style:family="paragraph" style:parent-style-name="Standard" style:list-style-name="L3">
      <style:paragraph-properties style:writing-mode="lr-tb"/>
      <style:text-properties style:font-name="Liberation Serif" fo:font-size="10.5pt" fo:language="ru" fo:country="RU" officeooo:rsid="0011c0cc" officeooo:paragraph-rsid="0011c0cc" style:font-size-asian="10.5pt" style:font-size-complex="10.5pt"/>
    </style:style>
    <style:style style:name="P9" style:family="paragraph" style:parent-style-name="Standard">
      <style:paragraph-properties style:writing-mode="lr-tb"/>
      <style:text-properties style:font-name="Liberation Serif" fo:font-size="10.5pt" fo:language="ru" fo:country="RU" officeooo:rsid="0011c0cc" officeooo:paragraph-rsid="0011c0cc" style:font-size-asian="10.5pt" style:font-size-complex="10.5pt"/>
    </style:style>
    <style:style style:name="P10" style:family="paragraph" style:parent-style-name="Standard" style:list-style-name="L4">
      <style:paragraph-properties style:writing-mode="lr-tb"/>
      <style:text-properties style:font-name="Liberation Serif" fo:font-size="10.5pt" fo:language="ru" fo:country="RU" officeooo:rsid="0011c0cc" officeooo:paragraph-rsid="0011c0cc" style:font-size-asian="10.5pt" style:font-size-complex="10.5pt"/>
    </style:style>
    <style:style style:name="P11" style:family="paragraph" style:parent-style-name="Standard" style:list-style-name="L5">
      <style:paragraph-properties style:writing-mode="lr-tb"/>
      <style:text-properties style:font-name="Liberation Serif" fo:font-size="10.5pt" fo:language="ru" fo:country="RU" officeooo:rsid="0011c0cc" officeooo:paragraph-rsid="0011c0cc" style:font-size-asian="10.5pt" style:font-size-complex="10.5pt"/>
    </style:style>
    <style:style style:name="P12" style:family="paragraph" style:parent-style-name="Standard" style:list-style-name="L5">
      <style:paragraph-properties style:writing-mode="lr-tb"/>
      <style:text-properties style:font-name="Liberation Serif" fo:font-size="10.5pt" fo:language="ru" fo:country="RU" officeooo:rsid="00133604" officeooo:paragraph-rsid="00133604" style:font-size-asian="10.5pt" style:font-size-complex="10.5pt"/>
    </style:style>
    <style:style style:name="P13" style:family="paragraph" style:parent-style-name="Standard">
      <style:paragraph-properties style:writing-mode="lr-tb"/>
      <style:text-properties style:font-name="Liberation Serif" fo:font-size="10.5pt" fo:language="ru" fo:country="RU" officeooo:rsid="00133604" officeooo:paragraph-rsid="00133604" style:font-size-asian="10.5pt" style:font-size-complex="10.5pt"/>
    </style:style>
    <style:style style:name="P14" style:family="paragraph" style:parent-style-name="Standard" style:list-style-name="L6">
      <style:paragraph-properties style:writing-mode="lr-tb"/>
      <style:text-properties style:font-name="Liberation Serif" fo:font-size="10.5pt" fo:language="ru" fo:country="RU" officeooo:rsid="00133604" officeooo:paragraph-rsid="00133604" style:font-size-asian="10.5pt" style:font-size-complex="10.5pt"/>
    </style:style>
    <style:style style:name="P15" style:family="paragraph" style:parent-style-name="Standard">
      <style:paragraph-properties style:writing-mode="lr-tb"/>
      <style:text-properties style:font-name="Liberation Serif" fo:font-size="10.5pt" fo:language="ru" fo:country="RU" fo:font-style="normal" fo:font-weight="bold" officeooo:rsid="0014acba" officeooo:paragraph-rsid="0014acba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Standard">
      <style:paragraph-properties style:writing-mode="lr-tb"/>
      <style:text-properties style:font-name="Liberation Serif" fo:font-size="10.5pt" fo:language="ru" fo:country="RU" fo:font-style="normal" fo:font-weight="normal" officeooo:rsid="0014acba" officeooo:paragraph-rsid="0014acba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 style:list-style-name="L7">
      <style:paragraph-properties style:writing-mode="lr-tb"/>
      <style:text-properties style:font-name="Liberation Serif" fo:font-size="10.5pt" fo:language="ru" fo:country="RU" fo:font-style="normal" fo:font-weight="normal" officeooo:rsid="0014acba" officeooo:paragraph-rsid="0014acba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 style:list-style-name="L8">
      <style:paragraph-properties style:writing-mode="lr-tb"/>
      <style:text-properties style:font-name="Liberation Serif" fo:font-size="10.5pt" fo:language="ru" fo:country="RU" fo:font-style="normal" fo:font-weight="normal" officeooo:rsid="0014acba" officeooo:paragraph-rsid="0014acba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 style:list-style-name="L8">
      <style:paragraph-properties style:writing-mode="lr-tb"/>
      <style:text-properties style:font-name="Liberation Serif" fo:font-size="10.5pt" fo:language="ru" fo:country="RU" fo:font-style="normal" fo:font-weight="normal" officeooo:rsid="00154915" officeooo:paragraph-rsid="00154915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paragraph-properties style:writing-mode="lr-tb"/>
      <style:text-properties style:font-name="Liberation Serif" fo:font-size="10.5pt" fo:language="ru" fo:country="RU" fo:font-style="normal" fo:font-weight="normal" officeooo:rsid="00154915" officeooo:paragraph-rsid="00154915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 style:list-style-name="L9">
      <style:paragraph-properties style:writing-mode="lr-tb"/>
      <style:text-properties style:font-name="Liberation Serif" fo:font-size="10.5pt" fo:language="ru" fo:country="RU" fo:font-style="normal" fo:font-weight="normal" officeooo:rsid="00154915" officeooo:paragraph-rsid="00154915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Standard">
      <style:paragraph-properties style:writing-mode="lr-tb"/>
      <style:text-properties style:font-name="Liberation Serif" fo:font-size="10.5pt" fo:language="ru" fo:country="RU" fo:font-style="normal" fo:font-weight="normal" officeooo:rsid="0016c13d" officeooo:paragraph-rsid="0016c13d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 style:list-style-name="L10">
      <style:paragraph-properties style:writing-mode="lr-tb"/>
      <style:text-properties style:font-name="Liberation Serif" fo:font-size="10.5pt" fo:language="ru" fo:country="RU" fo:font-style="normal" fo:font-weight="normal" officeooo:rsid="0016c13d" officeooo:paragraph-rsid="0016c13d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Standard" style:list-style-name="L11">
      <style:paragraph-properties style:writing-mode="lr-tb"/>
      <style:text-properties style:font-name="Liberation Serif" fo:font-size="10.5pt" fo:language="ru" fo:country="RU" fo:font-style="normal" fo:font-weight="normal" officeooo:rsid="0016c13d" officeooo:paragraph-rsid="0016c13d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Standard" style:list-style-name="L12">
      <style:paragraph-properties style:writing-mode="lr-tb"/>
      <style:text-properties style:font-name="Liberation Serif" fo:font-size="10.5pt" fo:language="ru" fo:country="RU" fo:font-style="normal" fo:font-weight="normal" officeooo:rsid="001891e5" officeooo:paragraph-rsid="001891e5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Standard" style:list-style-name="L6">
      <style:paragraph-properties style:writing-mode="lr-tb"/>
      <style:text-properties style:font-name="Liberation Serif" fo:font-size="10.5pt" fo:language="ru" fo:country="RU" fo:font-style="normal" officeooo:rsid="00133604" officeooo:paragraph-rsid="00133604" style:font-size-asian="10.5pt" style:font-style-asian="normal" style:font-size-complex="10.5pt" style:font-style-complex="normal"/>
    </style:style>
    <style:style style:name="T1" style:family="text">
      <style:text-properties fo:language="en" fo:country="US"/>
    </style:style>
    <style:style style:name="T2" style:family="text">
      <style:text-properties officeooo:rsid="00154915"/>
    </style:style>
    <style:style style:name="T3" style:family="text">
      <style:text-properties fo:font-size="9pt" officeooo:rsid="00154915" style:font-size-asian="9pt" style:font-size-complex="9pt"/>
    </style:style>
    <style:style style:name="T4" style:family="text">
      <style:text-properties officeooo:rsid="0016c13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Footnote_20_Symbol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Химические свойства</text:p>
      <text:p text:style-name="P2">Алканы</text:p>
      <text:list xml:id="list1867561659" text:style-name="L1">
        <text:list-item>
          <text:p text:style-name="P3">Горение</text:p>
        </text:list-item>
        <text:list-item>
          <text:p text:style-name="P3">Термическое разложение</text:p>
        </text:list-item>
        <text:list-item>
          <text:p text:style-name="P3">Реакции замещения</text:p>
          <text:list>
            <text:list-item>
              <text:p text:style-name="P3">Галогенирование</text:p>
            </text:list-item>
            <text:list-item>
              <text:p text:style-name="P3">Нитрирование (реакция Коновалова)</text:p>
            </text:list-item>
            <text:list-item>
              <text:p text:style-name="P4">Сульфирование</text:p>
            </text:list-item>
          </text:list>
        </text:list-item>
        <text:list-item>
          <text:p text:style-name="P3">Крекинг</text:p>
        </text:list-item>
        <text:list-item>
          <text:p text:style-name="P3">Изомеризация</text:p>
        </text:list-item>
      </text:list>
      <text:p text:style-name="P2"/>
      <text:p text:style-name="P2"/>
      <text:p text:style-name="P2">Циклоалканы</text:p>
      <text:list xml:id="list2465275729" text:style-name="L2">
        <text:list-item>
          <text:p text:style-name="P5">Горение</text:p>
        </text:list-item>
        <text:list-item>
          <text:p text:style-name="P5">Термическое разложение</text:p>
        </text:list-item>
        <text:list-item>
          <text:p text:style-name="P5">Реакции замещения</text:p>
          <text:list>
            <text:list-item>
              <text:p text:style-name="P5">Галогенирование</text:p>
            </text:list-item>
            <text:list-item>
              <text:p text:style-name="P5">Нитрирование</text:p>
            </text:list-item>
            <text:list-item>
              <text:p text:style-name="P5">Сульфирование</text:p>
            </text:list-item>
          </text:list>
        </text:list-item>
        <text:list-item>
          <text:p text:style-name="P5">Гидрирование</text:p>
        </text:list-item>
        <text:list-item>
          <text:p text:style-name="P5">Изомеризация</text:p>
        </text:list-item>
      </text:list>
      <text:p text:style-name="P6">Алкены</text:p>
      <text:list xml:id="list539541339" text:style-name="L3">
        <text:list-item>
          <text:p text:style-name="P7">Горение</text:p>
        </text:list-item>
        <text:list-item>
          <text:p text:style-name="P7">Термическое разложение</text:p>
        </text:list-item>
        <text:list-item>
          <text:p text:style-name="P7">Реакции присоединения</text:p>
          <text:list>
            <text:list-item>
              <text:p text:style-name="P7">Гидрирование</text:p>
            </text:list-item>
            <text:list-item>
              <text:p text:style-name="P7">Галогенирование</text:p>
            </text:list-item>
            <text:list-item>
              <text:p text:style-name="P7">Гидрогалогенирование</text:p>
            </text:list-item>
            <text:list-item>
              <text:p text:style-name="P7">Гидратация</text:p>
            </text:list-item>
            <text:list-item>
              <text:p text:style-name="P8">Окисление (<draw:frame draw:style-name="fr1" draw:name="Объект1" text:anchor-type="as-char" svg:y="-0.377cm" svg:width="1.739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)</text:span></text:p>
            </text:list-item>
          </text:list>
        </text:list-item>
        <text:list-item>
          <text:p text:style-name="P8">Полимеризация</text:p>
        </text:list-item>
      </text:list>
      <text:p text:style-name="P9">Алкадиены</text:p>
      <text:list xml:id="list3884064536" text:style-name="L4">
        <text:list-item>
          <text:p text:style-name="P10">Горение</text:p>
        </text:list-item>
        <text:list-item>
          <text:p text:style-name="P10">Термическое разложение</text:p>
        </text:list-item>
        <text:list-item>
          <text:p text:style-name="P10">Реакции присоединения</text:p>
          <text:list>
            <text:list-item>
              <text:p text:style-name="P10">Гидрирование</text:p>
            </text:list-item>
            <text:list-item>
              <text:p text:style-name="P10">Галогенирование</text:p>
            </text:list-item>
            <text:list-item>
              <text:p text:style-name="P10">Гидрогалогенирование</text:p>
            </text:list-item>
            <text:list-item>
              <text:p text:style-name="P10">Окисление (<draw:frame draw:style-name="fr1" draw:name="Объект2" text:anchor-type="as-char" svg:y="-0.377cm" svg:width="1.739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">)</text:span></text:p>
            </text:list-item>
          </text:list>
        </text:list-item>
        <text:list-item>
          <text:p text:style-name="P10">Полимеризация</text:p>
        </text:list-item>
      </text:list>
      <text:p text:style-name="P9">Алкины</text:p>
      <text:list xml:id="list2040065291" text:style-name="L5">
        <text:list-item>
          <text:p text:style-name="P11">Горение</text:p>
        </text:list-item>
        <text:list-item>
          <text:p text:style-name="P11">Термическое разложение</text:p>
        </text:list-item>
        <text:list-item>
          <text:p text:style-name="P11">Реакции присоединения</text:p>
          <text:list>
            <text:list-item>
              <text:p text:style-name="P12">Гидрирование</text:p>
            </text:list-item>
            <text:list-item>
              <text:p text:style-name="P12">Галогенирование</text:p>
            </text:list-item>
            <text:list-item>
              <text:p text:style-name="P12">Гидрогалогенирование</text:p>
            </text:list-item>
            <text:list-item>
              <text:p text:style-name="P12">Гидратация (реакция Кучерова)</text:p>
            </text:list-item>
          </text:list>
        </text:list-item>
        <text:list-item>
          <text:p text:style-name="P12">Тримеризация</text:p>
        </text:list-item>
        <text:list-item>
          <text:p text:style-name="P12">Замещение водорода на металл</text:p>
          <text:p text:style-name="P12">ТОЛЬКО ДЛЯ АЦЕТИЛЕНОВЫХ УВ</text:p>
        </text:list-item>
      </text:list>
      <text:p text:style-name="P13">Арены</text:p>
      <text:list xml:id="list2796684783" text:style-name="L6">
        <text:list-item>
          <text:p text:style-name="P14">Горение</text:p>
        </text:list-item>
        <text:list-item>
          <text:p text:style-name="P14">Термическое разложение</text:p>
        </text:list-item>
        <text:list-item>
          <text:p text:style-name="P14">Реакции замещения</text:p>
          <text:list>
            <text:list-item>
              <text:p text:style-name="P14">Галогенирование</text:p>
            </text:list-item>
            <text:list-item>
              <text:p text:style-name="P14">Нитрирование</text:p>
            </text:list-item>
            <text:list-item>
              <text:p text:style-name="P14">Сульфирование</text:p>
            </text:list-item>
            <text:list-item>
              <text:p text:style-name="P14">Алкилирование</text:p>
              <text:list>
                <text:list-item>
                  <text:p text:style-name="P14">Бензол + алкен</text:p>
                </text:list-item>
              </text:list>
            </text:list-item>
          </text:list>
        </text:list-item>
        <text:list-item>
          <text:p text:style-name="P14">Реакции присоединения</text:p>
          <text:list>
            <text:list-item>
              <text:p text:style-name="P14">Хлорирование</text:p>
            </text:list-item>
            <text:list-item>
              <text:p text:style-name="P26">Гидрирование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>Получение</text:p>
      <text:p text:style-name="P16">Алканы</text:p>
      <text:list xml:id="list988763549" text:style-name="L7">
        <text:list-item>
          <text:p text:style-name="P17">Природа</text:p>
        </text:list-item>
        <text:list-item>
          <text:p text:style-name="P17">Синтез Вюрца <text:span text:style-name="T1">(</text:span>реакция Вюрца-Шорыгина)</text:p>
        </text:list-item>
        <text:list-item>
          <text:p text:style-name="P17">Крекинг <text:span text:style-name="T2">алканов</text:span></text:p>
        </text:list-item>
        <text:list-item>
          <text:p text:style-name="P17">Декарбоксилирование</text:p>
        </text:list-item>
        <text:list-item>
          <text:p text:style-name="P17">Гидролиз<draw:frame draw:style-name="fr1" draw:name="Объект3" text:anchor-type="as-char" svg:y="-0.377cm" svg:width="1.254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7">Восстановление <text:span text:style-name="T1">I-</text:span>производных</text:p>
        </text:list-item>
        <text:list-item>
          <text:p text:style-name="P17">Гидрирование</text:p>
          <text:list>
            <text:list-item>
              <text:p text:style-name="P17">алкенов</text:p>
            </text:list-item>
            <text:list-item>
              <text:p text:style-name="P17">алкинов</text:p>
            </text:list-item>
          </text:list>
        </text:list-item>
      </text:list>
      <text:p text:style-name="P16"/>
      <text:p text:style-name="P16">Циклоалканы</text:p>
      <text:list xml:id="list3453967242" text:style-name="L8">
        <text:list-item>
          <text:p text:style-name="P18">Природа</text:p>
        </text:list-item>
        <text:list-item>
          <text:p text:style-name="P18">Реакция Вюрца <text:span text:style-name="T3">(с галогенопроизводными циклоалканов)</text:span></text:p>
        </text:list-item>
        <text:list-item>
          <text:p text:style-name="P18">Синтез из дигалогеналканов</text:p>
        </text:list-item>
        <text:list-item>
          <text:p text:style-name="P19">Дегидрирование аренов</text:p>
        </text:list-item>
        <text:list-item>
          <text:p text:style-name="P19">Крекинг</text:p>
        </text:list-item>
      </text:list>
      <text:p text:style-name="P20"/>
      <text:p text:style-name="P20"/>
      <text:p text:style-name="P20"/>
      <text:p text:style-name="P20">Алкены</text:p>
      <text:list xml:id="list2380461581" text:style-name="L9">
        <text:list-item>
          <text:p text:style-name="P21">Дегидрирование алканов</text:p>
        </text:list-item>
        <text:list-item>
          <text:p text:style-name="P21">Дегидрогалогенирование моногалоген<text:span text:style-name="T4">а</text:span>лкан<text:span text:style-name="T4">ов</text:span></text:p>
        </text:list-item>
        <text:list-item>
          <text:p text:style-name="P21">Дегалогенирование дигалогеналкан<text:span text:style-name="T4">ов</text:span></text:p>
        </text:list-item>
        <text:list-item>
          <text:p text:style-name="P21">Дегидратация спиртов</text:p>
        </text:list-item>
        <text:list-item>
          <text:p text:style-name="P21">Крекинг алканов</text:p>
        </text:list-item>
      </text:list>
      <text:p text:style-name="P22"/>
      <text:p text:style-name="P22"/>
      <text:p text:style-name="P22"/>
      <text:p text:style-name="P22"/>
      <text:p text:style-name="P22">Алкадиены</text:p>
      <text:list xml:id="list1250962041" text:style-name="L10">
        <text:list-item>
          <text:p text:style-name="P23">Метод Лебедева (из этанола)</text:p>
        </text:list-item>
        <text:list-item>
          <text:p text:style-name="P23">Дегидрирование алканов</text:p>
        </text:list-item>
        <text:list-item>
          <text:p text:style-name="P23">Дегидрогалогенирование дигалогеналканов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>Алкины</text:p>
      <text:list xml:id="list2927911332" text:style-name="L11">
        <text:list-item>
          <text:p text:style-name="P24">Дегидрирование</text:p>
          <text:list>
            <text:list-item>
              <text:p text:style-name="P24">алканов</text:p>
            </text:list-item>
            <text:list-item>
              <text:p text:style-name="P24">алкенов</text:p>
            </text:list-item>
          </text:list>
        </text:list-item>
        <text:list-item>
          <text:p text:style-name="P24">Неполный пиролиз</text:p>
        </text:list-item>
        <text:list-item>
          <text:p text:style-name="P24">Дегалогенирование дигалогеналканов</text:p>
        </text:list-item>
        <text:list-item>
          <text:p text:style-name="P24">Гидролиз<draw:frame draw:style-name="fr1" draw:name="Объект4" text:anchor-type="as-char" svg:y="-0.377cm" svg:width="1.127cm" svg:height="0.5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</text:list-item>
      </text:list>
      <text:p text:style-name="P22"/>
      <text:p text:style-name="P22"/>
      <text:p text:style-name="P22"/>
      <text:p text:style-name="P22"/>
      <text:p text:style-name="P22">Арены</text:p>
      <text:list xml:id="list1453034931" text:style-name="L12">
        <text:list-item>
          <text:p text:style-name="P25">Ароматизация …</text:p>
        </text:list-item>
        <text:list-item>
          <text:p text:style-name="P25">Реакция Вюрца-Фиттига</text:p>
        </text:list-item>
        <text:list-item>
          <text:p text:style-name="P25">Алкилирование бензола (реакция Фриделя-Крафтса)</text:p>
        </text:list-item>
        <text:list-item>
          <text:p text:style-name="P25">Взаимодействие бензола с алкенам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2cm" fo:margin-bottom="0.404cm" fo:margin-left="0.626cm" fo:margin-right="0.6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148cm">
          <style:column style:rel-width="32767*" fo:start-indent="0cm" fo:end-indent="0.074cm"/>
          <style:column style:rel-width="32768*" fo:start-indent="0.07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7:12:23.410000000</meta:creation-date>
    <dc:date>2018-12-18T20:48:06.026887841</dc:date>
    <meta:editing-duration>PT4M8S</meta:editing-duration>
    <meta:editing-cycles>5</meta:editing-cycles>
    <meta:generator>LibreOffice/6.0.6.2$Linux_X86_64 LibreOffice_project/00m0$Build-2</meta:generator>
    <meta:document-statistic meta:table-count="0" meta:image-count="0" meta:object-count="4" meta:page-count="1" meta:paragraph-count="100" meta:word-count="245" meta:character-count="1796" meta:non-whitespace-character-count="1736"/>
  </office:meta>
</office:document-meta>
</file>

<file path=Object 1/content.xml><?xml version="1.0" encoding="utf-8"?>
<math xmlns="http://www.w3.org/1998/Math/MathML" display="block">
  <semantics>
    <msub>
      <mi mathvariant="italic">KMnSO</mi>
      <mn>4</mn>
    </msub>
    <annotation encoding="StarMath 5.0">KMnSO_4</annotation>
  </semantics>
</math>
</file>

<file path=Object 2/content.xml><?xml version="1.0" encoding="utf-8"?>
<math xmlns="http://www.w3.org/1998/Math/MathML" display="block">
  <semantics>
    <msub>
      <mi mathvariant="italic">KMnSO</mi>
      <mn>4</mn>
    </msub>
    <annotation encoding="StarMath 5.0">KMnSO_4</annotation>
  </semantics>
</math>
</file>

<file path=Object 3/content.xml><?xml version="1.0" encoding="utf-8"?>
<math xmlns="http://www.w3.org/1998/Math/MathML" display="block">
  <semantics>
    <mrow>
      <msub>
        <mi mathvariant="italic">Al</mi>
        <mn>4</mn>
      </msub>
      <msub>
        <mi>C</mi>
        <mn>3</mn>
      </msub>
    </mrow>
    <annotation encoding="StarMath 5.0">Al_4 C_3</annotation>
  </semantics>
</math>
</file>

<file path=Object 4/content.xml><?xml version="1.0" encoding="utf-8"?>
<math xmlns="http://www.w3.org/1998/Math/MathML" display="block">
  <semantics>
    <msub>
      <mi mathvariant="italic">CaC</mi>
      <mn>2</mn>
    </msub>
    <annotation encoding="StarMath 5.0">CaC_2</annotation>
  </semantics>
</math>
</file>